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eorgia" svg:font-family="Georgia"/>
    <style:font-face style:name="Georgia Bold Italic" svg:font-family="'Georgia Bold Italic'"/>
    <style:font-face style:name="StarSymbol" svg:font-family="StarSymbol"/>
    <style:font-face style:name="Tahoma1" svg:font-family="Tahoma"/>
    <style:font-face style:name="Georgia1" svg:font-family="Georgia" style:font-family-generic="roman"/>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paragraph-properties fo:margin-left="0.498in" fo:margin-right="0in" fo:text-indent="-0.498in" style:auto-text-indent="false">
        <style:tab-stops/>
      </style:paragraph-properties>
    </style:style>
    <style:style style:name="P7" style:family="paragraph" style:parent-style-name="Standard">
      <style:paragraph-properties fo:margin-left="0.498in" fo:margin-right="0in" fo:text-indent="-0.498in" style:auto-text-indent="false">
        <style:tab-stops/>
      </style:paragraph-properties>
      <style:text-properties fo:color="#000000" style:text-underline-style="none"/>
    </style:style>
    <style:style style:name="T1" style:family="text">
      <style:text-properties style:use-window-font-color="true" style:font-name="Georgia1" fo:font-size="13pt" style:font-name-asian="Georgia1" style:font-size-asian="13pt" style:font-name-complex="Georgia1" style:font-size-complex="13pt"/>
    </style:style>
    <style:style style:name="T2" style:family="text">
      <style:text-properties style:use-window-font-color="true" style:font-name="Georgia1" fo:font-size="13pt" fo:font-weight="normal" style:font-name-asian="Georgia1" style:font-size-asian="13pt" style:font-weight-asian="normal" style:font-name-complex="Georgia1" style:font-size-complex="13pt"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 Topic </text:p>
      <text:p text:style-name="Standard">CMSCU 310 </text:p>
      <text:p text:style-name="Standard">Tim Visher</text:p>
      <text:p text:style-name="Standard"/>
      <text:p text:style-name="P1">Problem Statement</text:p>
      <text:p text:style-name="Standard"/>
      <text:p text:style-name="Standard">The advent of cloud computing has changed the way many people and disciplines use and think of computers. However, most computer hardware manufacturers are still building hardware for the old model of computing where most processing power resides on the PC. Will the cloud computing model change the way hardware manufacturers are building PCs and in what ways does this new model encourage them to do so?</text:p>
      <text:p text:style-name="Standard"/>
      <text:p text:style-name="P1">Questions</text:p>
      <text:p text:style-name="Standard"/>
      <text:list text:style-name="L1">
        <text:list-item>
          <text:p text:style-name="P2">What is cloud computing?</text:p>
        </text:list-item>
        <text:list-item>
          <text:p text:style-name="P2">Has cloud computing actually begun to be adopted by a statistically significant portion of the population?</text:p>
        </text:list-item>
        <text:list-item>
          <text:p text:style-name="P2">What implications does cloud computing have for demands placed on PC performance?</text:p>
        </text:list-item>
        <text:list-item>
          <text:p text:style-name="P2">What new technologies have to be/are being developed currently to help in the utilization of cloud computing?</text:p>
        </text:list-item>
      </text:list>
      <text:p text:style-name="Standard"/>
      <text:p text:style-name="P1">Annotated Bibliography</text:p>
      <text:p text:style-name="Standard"/>
      <text:p text:style-name="P6">Lohr, Steve (2007). Google and I.B.M. Join in ‘Cloud Computing’ Research. NY Times. Retrieved 19 September, 2008, from http://www.nytimes.com/2007/10/08/technology/08cloud.html?_r=1&amp;ex=1349582400&amp;en=92a8c77c354521ba&amp;ei=5088&amp;partner=rssnyt&amp;emc=rss&amp;oref=slogin</text:p>
      <text:p text:style-name="Standard"/>
      <text:p text:style-name="Standard">Lohr's article on the new initiative being taken up by Google and IBM in late 2007 is an interesting overview of cloud computing in an academic environment. It does not provide scholarly research into the topic and thus could not be used in any authoritative way in the final research paper. However, it does provide interesting commentary from academics about how cloud computing is shaping up in the future.</text:p>
      <text:p text:style-name="Standard"/>
      <text:p text:style-name="P7">Oreilly, Tim (2007). What is Web 2.0: Design Patterns and Business Models for the Next Generation of Software. Communications and Strategies, No. 1, p. 17. Retrieved 19 September, 2008, from http://papers.ssrn.com/sol3/papers.cfm?abstract_id=1008839</text:p>
      <text:p text:style-name="Standard"/>
      <text:p text:style-name="Standard">Oreilly's seminal paper on the advent of Web 2.0 technology and its distinguishing characteristics is recognized in the field as an authoritative work of definition and forethought in the area of cloud computing or software as a service. This should be very useful to my research as it is well recognized and oft-cited by others.</text:p>
      <text:p text:style-name="Standard"/>
      <text:p text:style-name="P7">Peterson, Robyn (2008). What You Need To Know About Cloud Computing. PC Magazine. Retrieved 19 September, 2008, from http://www.pcmag.com/print_article2/0,1217,a%253D231900,00.asp</text:p>
      <text:p text:style-name="Standard"/>
      <text:p text:style-name="Standard">This article provides a great overview of cloud computing and its current use in industry. However, since it is not peer reviewed it will not be a great source alone in my final research paper. However, with other supporting content, it should be nice to h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eorgia" svg:font-family="Georgia"/>
    <style:font-face style:name="Georgia Bold Italic" svg:font-family="'Georgia Bold Italic'"/>
    <style:font-face style:name="StarSymbol" svg:font-family="StarSymbol"/>
    <style:font-face style:name="Tahoma1" svg:font-family="Tahoma"/>
    <style:font-face style:name="Georgia1" svg:font-family="Georgia" style:font-family-generic="roman"/>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Georgia Bold Italic" fo:font-size="15pt" style:font-name-asian="MS Mincho" style:font-size-asian="14pt" style:font-name-complex="Tahoma" style:font-size-complex="14pt"/>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Tim Visher</meta:initial-creator>
    <meta:creation-date>2008-09-20T00:01:05</meta:creation-date>
    <dc:creator>Tim Visher</dc:creator>
    <dc:date>2008-09-20T00:09:13</dc:date>
    <dc:language>en-US</dc:language>
    <meta:editing-cycles>2</meta:editing-cycles>
    <meta:editing-duration>PT8M17S</meta:editing-duration>
    <meta:user-defined meta:name="Info 1"/>
    <meta:user-defined meta:name="Info 2"/>
    <meta:user-defined meta:name="Info 3"/>
    <meta:user-defined meta:name="Info 4"/>
    <meta:document-statistic meta:table-count="0" meta:image-count="0" meta:object-count="0" meta:page-count="2" meta:paragraph-count="17" meta:word-count="401" meta:character-count="2492"/>
  </office:meta>
</office:document-meta>
</file>